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Sheet2.B2]" office:value-type="string" office:string-value="B99B67" calcext:value-type="string">
            <text:p>B99B67</text:p>
          </table:table-cell>
          <table:table-cell table:formula="of:=[Sheet2.D2]" office:value-type="string" office:string-value="A48E5C" calcext:value-type="string">
            <text:p>A48E5C</text:p>
          </table:table-cell>
          <table:table-cell table:formula="of:=[Sheet2.E2]" office:value-type="string" office:string-value="2D495E" calcext:value-type="string">
            <text:p>2D495E</text:p>
          </table:table-cell>
          <table:table-cell table:formula="of:=[Sheet2.B2]" office:value-type="string" office:string-value="B99B67" calcext:value-type="string">
            <text:p>B99B67</text:p>
          </table:table-cell>
          <table:table-cell table:formula="of:=[Sheet2.C2]" office:value-type="float" office:value="115898" calcext:value-type="float">
            <text:p>115898</text:p>
          </table:table-cell>
          <table:table-cell table:formula="of:=[Sheet2.E2]" office:value-type="string" office:string-value="2D495E" calcext:value-type="string">
            <text:p>2D495E</text:p>
          </table:table-cell>
          <table:table-cell table:formula="of:=[Sheet2.A2]" office:value-type="string" office:string-value="C3C5C2" calcext:value-type="string">
            <text:p>C3C5C2</text:p>
          </table:table-cell>
          <table:table-cell table:formula="of:=[Sheet2.C2]" office:value-type="float" office:value="115898" calcext:value-type="float">
            <text:p>115898</text:p>
          </table:table-cell>
          <table:table-cell table:formula="of:=[Sheet2.D2]" office:value-type="string" office:string-value="A48E5C" calcext:value-type="string">
            <text:p>A48E5C</text:p>
          </table:table-cell>
          <table:table-cell table:formula="of:=[Sheet2.C2]" office:value-type="float" office:value="115898" calcext:value-type="float">
            <text:p>115898</text:p>
          </table:table-cell>
          <table:table-cell table:formula="of:=[Sheet2.A2]" office:value-type="string" office:string-value="C3C5C2" calcext:value-type="string">
            <text:p>C3C5C2</text:p>
          </table:table-cell>
          <table:table-cell table:formula="of:=[Sheet2.E2]" office:value-type="string" office:string-value="2D495E" calcext:value-type="string">
            <text:p>2D495E</text:p>
          </table:table-cell>
          <table:table-cell table:formula="of:=[Sheet2.D2]" office:value-type="string" office:string-value="A48E5C" calcext:value-type="string">
            <text:p>A48E5C</text:p>
          </table:table-cell>
          <table:table-cell table:formula="of:=[Sheet2.C2]" office:value-type="float" office:value="115898" calcext:value-type="float">
            <text:p>115898</text:p>
          </table:table-cell>
          <table:table-cell table:formula="of:=[Sheet2.B2]" office:value-type="string" office:string-value="B99B67" calcext:value-type="string">
            <text:p>B99B67</text:p>
          </table:table-cell>
          <table:table-cell table:formula="of:=[Sheet2.C2]" office:value-type="float" office:value="115898" calcext:value-type="float">
            <text:p>115898</text:p>
          </table:table-cell>
          <table:table-cell table:formula="of:=[Sheet2.A2]" office:value-type="string" office:string-value="C3C5C2" calcext:value-type="string">
            <text:p>C3C5C2</text:p>
          </table:table-cell>
          <table:table-cell table:formula="of:=[Sheet2.C2]" office:value-type="float" office:value="115898" calcext:value-type="float">
            <text:p>115898</text:p>
          </table:table-cell>
          <table:table-cell table:formula="of:=[Sheet2.B2]" office:value-type="string" office:string-value="B99B67" calcext:value-type="string">
            <text:p>B99B67</text:p>
          </table:table-cell>
          <table:table-cell table:formula="of:=[Sheet2.E2]" office:value-type="string" office:string-value="2D495E" calcext:value-type="string">
            <text:p>2D495E</text:p>
          </table:table-cell>
          <table:table-cell table:formula="of:=[Sheet2.D2]" office:value-type="string" office:string-value="A48E5C" calcext:value-type="string">
            <text:p>A48E5C</text:p>
          </table:table-cell>
          <table:table-cell table:formula="of:=[Sheet2.D2]" office:value-type="string" office:string-value="A48E5C" calcext:value-type="string">
            <text:p>A48E5C</text:p>
          </table:table-cell>
        </table:table-row>
        <table:table-row table:style-name="ro1">
          <table:table-cell table:formula="of:=[Sheet2.B3]" office:value-type="string" office:string-value="ABA195" calcext:value-type="string">
            <text:p>ABA195</text:p>
          </table:table-cell>
          <table:table-cell table:formula="of:=[Sheet2.D3]" office:value-type="float" office:value="575757" calcext:value-type="float">
            <text:p>575757</text:p>
          </table:table-cell>
          <table:table-cell table:formula="of:=[Sheet2.E3]" office:value-type="string" office:string-value="423D37" calcext:value-type="string">
            <text:p>423D37</text:p>
          </table:table-cell>
          <table:table-cell table:formula="of:=[Sheet2.B3]" office:value-type="string" office:string-value="ABA195" calcext:value-type="string">
            <text:p>ABA195</text:p>
          </table:table-cell>
          <table:table-cell table:formula="of:=[Sheet2.C3]" office:value-type="string" office:string-value="A07D57" calcext:value-type="string">
            <text:p>A07D57</text:p>
          </table:table-cell>
          <table:table-cell table:formula="of:=[Sheet2.E3]" office:value-type="string" office:string-value="423D37" calcext:value-type="string">
            <text:p>423D37</text:p>
          </table:table-cell>
          <table:table-cell table:formula="of:=[Sheet2.A3]" office:value-type="string" office:string-value="D0BD92" calcext:value-type="string">
            <text:p>D0BD92</text:p>
          </table:table-cell>
          <table:table-cell table:formula="of:=[Sheet2.C3]" office:value-type="string" office:string-value="A07D57" calcext:value-type="string">
            <text:p>A07D57</text:p>
          </table:table-cell>
          <table:table-cell table:formula="of:=[Sheet2.D3]" office:value-type="float" office:value="575757" calcext:value-type="float">
            <text:p>575757</text:p>
          </table:table-cell>
          <table:table-cell table:formula="of:=[Sheet2.C3]" office:value-type="string" office:string-value="A07D57" calcext:value-type="string">
            <text:p>A07D57</text:p>
          </table:table-cell>
          <table:table-cell table:formula="of:=[Sheet2.A3]" office:value-type="string" office:string-value="D0BD92" calcext:value-type="string">
            <text:p>D0BD92</text:p>
          </table:table-cell>
          <table:table-cell table:formula="of:=[Sheet2.E3]" office:value-type="string" office:string-value="423D37" calcext:value-type="string">
            <text:p>423D37</text:p>
          </table:table-cell>
          <table:table-cell table:formula="of:=[Sheet2.D3]" office:value-type="float" office:value="575757" calcext:value-type="float">
            <text:p>575757</text:p>
          </table:table-cell>
          <table:table-cell table:formula="of:=[Sheet2.C3]" office:value-type="string" office:string-value="A07D57" calcext:value-type="string">
            <text:p>A07D57</text:p>
          </table:table-cell>
          <table:table-cell table:formula="of:=[Sheet2.B3]" office:value-type="string" office:string-value="ABA195" calcext:value-type="string">
            <text:p>ABA195</text:p>
          </table:table-cell>
          <table:table-cell table:formula="of:=[Sheet2.C3]" office:value-type="string" office:string-value="A07D57" calcext:value-type="string">
            <text:p>A07D57</text:p>
          </table:table-cell>
          <table:table-cell table:formula="of:=[Sheet2.A3]" office:value-type="string" office:string-value="D0BD92" calcext:value-type="string">
            <text:p>D0BD92</text:p>
          </table:table-cell>
          <table:table-cell table:formula="of:=[Sheet2.C3]" office:value-type="string" office:string-value="A07D57" calcext:value-type="string">
            <text:p>A07D57</text:p>
          </table:table-cell>
          <table:table-cell table:formula="of:=[Sheet2.B3]" office:value-type="string" office:string-value="ABA195" calcext:value-type="string">
            <text:p>ABA195</text:p>
          </table:table-cell>
          <table:table-cell table:formula="of:=[Sheet2.E3]" office:value-type="string" office:string-value="423D37" calcext:value-type="string">
            <text:p>423D37</text:p>
          </table:table-cell>
          <table:table-cell table:formula="of:=[Sheet2.D3]" office:value-type="float" office:value="575757" calcext:value-type="float">
            <text:p>575757</text:p>
          </table:table-cell>
          <table:table-cell table:formula="of:=[Sheet2.D3]" office:value-type="float" office:value="575757" calcext:value-type="float">
            <text:p>575757</text:p>
          </table:table-cell>
        </table:table-row>
        <table:table-row table:style-name="ro1">
          <table:table-cell table:formula="of:=[Sheet2.B4]" office:value-type="string" office:string-value="C89965" calcext:value-type="string">
            <text:p>C89965</text:p>
          </table:table-cell>
          <table:table-cell table:formula="of:=[Sheet2.D4]" office:value-type="string" office:string-value="8C6546" calcext:value-type="string">
            <text:p>8C6546</text:p>
          </table:table-cell>
          <table:table-cell table:formula="of:=[Sheet2.E4]" office:value-type="string" office:string-value="61554B" calcext:value-type="string">
            <text:p>61554B</text:p>
          </table:table-cell>
          <table:table-cell table:formula="of:=[Sheet2.B4]" office:value-type="string" office:string-value="C89965" calcext:value-type="string">
            <text:p>C89965</text:p>
          </table:table-cell>
          <table:table-cell table:formula="of:=[Sheet2.C4]" office:value-type="string" office:string-value="A77746" calcext:value-type="string">
            <text:p>A77746</text:p>
          </table:table-cell>
          <table:table-cell table:formula="of:=[Sheet2.E4]" office:value-type="string" office:string-value="61554B" calcext:value-type="string">
            <text:p>61554B</text:p>
          </table:table-cell>
          <table:table-cell table:formula="of:=[Sheet2.A4]" office:value-type="string" office:string-value="BAA384" calcext:value-type="string">
            <text:p>BAA384</text:p>
          </table:table-cell>
          <table:table-cell table:formula="of:=[Sheet2.C4]" office:value-type="string" office:string-value="A77746" calcext:value-type="string">
            <text:p>A77746</text:p>
          </table:table-cell>
          <table:table-cell table:formula="of:=[Sheet2.D4]" office:value-type="string" office:string-value="8C6546" calcext:value-type="string">
            <text:p>8C6546</text:p>
          </table:table-cell>
          <table:table-cell table:formula="of:=[Sheet2.C4]" office:value-type="string" office:string-value="A77746" calcext:value-type="string">
            <text:p>A77746</text:p>
          </table:table-cell>
          <table:table-cell table:formula="of:=[Sheet2.A4]" office:value-type="string" office:string-value="BAA384" calcext:value-type="string">
            <text:p>BAA384</text:p>
          </table:table-cell>
          <table:table-cell table:formula="of:=[Sheet2.E4]" office:value-type="string" office:string-value="61554B" calcext:value-type="string">
            <text:p>61554B</text:p>
          </table:table-cell>
          <table:table-cell table:formula="of:=[Sheet2.D4]" office:value-type="string" office:string-value="8C6546" calcext:value-type="string">
            <text:p>8C6546</text:p>
          </table:table-cell>
          <table:table-cell table:formula="of:=[Sheet2.C4]" office:value-type="string" office:string-value="A77746" calcext:value-type="string">
            <text:p>A77746</text:p>
          </table:table-cell>
          <table:table-cell table:formula="of:=[Sheet2.B4]" office:value-type="string" office:string-value="C89965" calcext:value-type="string">
            <text:p>C89965</text:p>
          </table:table-cell>
          <table:table-cell table:formula="of:=[Sheet2.C4]" office:value-type="string" office:string-value="A77746" calcext:value-type="string">
            <text:p>A77746</text:p>
          </table:table-cell>
          <table:table-cell table:formula="of:=[Sheet2.A4]" office:value-type="string" office:string-value="BAA384" calcext:value-type="string">
            <text:p>BAA384</text:p>
          </table:table-cell>
          <table:table-cell table:formula="of:=[Sheet2.C4]" office:value-type="string" office:string-value="A77746" calcext:value-type="string">
            <text:p>A77746</text:p>
          </table:table-cell>
          <table:table-cell table:formula="of:=[Sheet2.B4]" office:value-type="string" office:string-value="C89965" calcext:value-type="string">
            <text:p>C89965</text:p>
          </table:table-cell>
          <table:table-cell table:formula="of:=[Sheet2.E4]" office:value-type="string" office:string-value="61554B" calcext:value-type="string">
            <text:p>61554B</text:p>
          </table:table-cell>
          <table:table-cell table:formula="of:=[Sheet2.D4]" office:value-type="string" office:string-value="8C6546" calcext:value-type="string">
            <text:p>8C6546</text:p>
          </table:table-cell>
          <table:table-cell table:formula="of:=[Sheet2.D4]" office:value-type="string" office:string-value="8C6546" calcext:value-type="string">
            <text:p>8C6546</text:p>
          </table:table-cell>
        </table:table-row>
        <table:table-row table:style-name="ro1">
          <table:table-cell table:formula="of:=[Sheet2.B5]" office:value-type="string" office:string-value="DEDBC1" calcext:value-type="string">
            <text:p>DEDBC1</text:p>
          </table:table-cell>
          <table:table-cell table:formula="of:=[Sheet2.D5]" office:value-type="float" office:value="769299" calcext:value-type="float">
            <text:p>769299</text:p>
          </table:table-cell>
          <table:table-cell table:formula="of:=[Sheet2.E5]" office:value-type="string" office:string-value="7A6F61" calcext:value-type="string">
            <text:p>7A6F61</text:p>
          </table:table-cell>
          <table:table-cell table:formula="of:=[Sheet2.B5]" office:value-type="string" office:string-value="DEDBC1" calcext:value-type="string">
            <text:p>DEDBC1</text:p>
          </table:table-cell>
          <table:table-cell table:formula="of:=[Sheet2.C5]" office:value-type="string" office:string-value="9BC4CF" calcext:value-type="string">
            <text:p>9BC4CF</text:p>
          </table:table-cell>
          <table:table-cell table:formula="of:=[Sheet2.E5]" office:value-type="string" office:string-value="7A6F61" calcext:value-type="string">
            <text:p>7A6F61</text:p>
          </table:table-cell>
          <table:table-cell table:formula="of:=[Sheet2.A5]" office:value-type="string" office:string-value="F0E9D5" calcext:value-type="string">
            <text:p>F0E9D5</text:p>
          </table:table-cell>
          <table:table-cell table:formula="of:=[Sheet2.C5]" office:value-type="string" office:string-value="9BC4CF" calcext:value-type="string">
            <text:p>9BC4CF</text:p>
          </table:table-cell>
          <table:table-cell table:formula="of:=[Sheet2.D5]" office:value-type="float" office:value="769299" calcext:value-type="float">
            <text:p>769299</text:p>
          </table:table-cell>
          <table:table-cell table:formula="of:=[Sheet2.C5]" office:value-type="string" office:string-value="9BC4CF" calcext:value-type="string">
            <text:p>9BC4CF</text:p>
          </table:table-cell>
          <table:table-cell table:formula="of:=[Sheet2.A5]" office:value-type="string" office:string-value="F0E9D5" calcext:value-type="string">
            <text:p>F0E9D5</text:p>
          </table:table-cell>
          <table:table-cell table:formula="of:=[Sheet2.E5]" office:value-type="string" office:string-value="7A6F61" calcext:value-type="string">
            <text:p>7A6F61</text:p>
          </table:table-cell>
          <table:table-cell table:formula="of:=[Sheet2.D5]" office:value-type="float" office:value="769299" calcext:value-type="float">
            <text:p>769299</text:p>
          </table:table-cell>
          <table:table-cell table:formula="of:=[Sheet2.C5]" office:value-type="string" office:string-value="9BC4CF" calcext:value-type="string">
            <text:p>9BC4CF</text:p>
          </table:table-cell>
          <table:table-cell table:formula="of:=[Sheet2.B5]" office:value-type="string" office:string-value="DEDBC1" calcext:value-type="string">
            <text:p>DEDBC1</text:p>
          </table:table-cell>
          <table:table-cell table:formula="of:=[Sheet2.C5]" office:value-type="string" office:string-value="9BC4CF" calcext:value-type="string">
            <text:p>9BC4CF</text:p>
          </table:table-cell>
          <table:table-cell table:formula="of:=[Sheet2.A5]" office:value-type="string" office:string-value="F0E9D5" calcext:value-type="string">
            <text:p>F0E9D5</text:p>
          </table:table-cell>
          <table:table-cell table:formula="of:=[Sheet2.C5]" office:value-type="string" office:string-value="9BC4CF" calcext:value-type="string">
            <text:p>9BC4CF</text:p>
          </table:table-cell>
          <table:table-cell table:formula="of:=[Sheet2.B5]" office:value-type="string" office:string-value="DEDBC1" calcext:value-type="string">
            <text:p>DEDBC1</text:p>
          </table:table-cell>
          <table:table-cell table:formula="of:=[Sheet2.E5]" office:value-type="string" office:string-value="7A6F61" calcext:value-type="string">
            <text:p>7A6F61</text:p>
          </table:table-cell>
          <table:table-cell table:formula="of:=[Sheet2.D5]" office:value-type="float" office:value="769299" calcext:value-type="float">
            <text:p>769299</text:p>
          </table:table-cell>
          <table:table-cell table:formula="of:=[Sheet2.D5]" office:value-type="float" office:value="769299" calcext:value-type="float">
            <text:p>769299</text:p>
          </table:table-cell>
        </table:table-row>
        <table:table-row table:style-name="ro1">
          <table:table-cell table:formula="of:=[Sheet2.B6]" office:value-type="string" office:string-value="9B9365" calcext:value-type="string">
            <text:p>9B9365</text:p>
          </table:table-cell>
          <table:table-cell table:formula="of:=[Sheet2.D6]" office:value-type="string" office:string-value="A78B59" calcext:value-type="string">
            <text:p>A78B59</text:p>
          </table:table-cell>
          <table:table-cell table:formula="of:=[Sheet2.E6]" office:value-type="string" office:string-value="A8996E" calcext:value-type="string">
            <text:p>A8996E</text:p>
          </table:table-cell>
          <table:table-cell table:formula="of:=[Sheet2.B6]" office:value-type="string" office:string-value="9B9365" calcext:value-type="string">
            <text:p>9B9365</text:p>
          </table:table-cell>
          <table:table-cell table:formula="of:=[Sheet2.C6]" office:value-type="string" office:string-value="AE8251" calcext:value-type="string">
            <text:p>AE8251</text:p>
          </table:table-cell>
          <table:table-cell table:formula="of:=[Sheet2.E6]" office:value-type="string" office:string-value="A8996E" calcext:value-type="string">
            <text:p>A8996E</text:p>
          </table:table-cell>
          <table:table-cell table:formula="of:=[Sheet2.A6]" office:value-type="float" office:value="918877" calcext:value-type="float">
            <text:p>918877</text:p>
          </table:table-cell>
          <table:table-cell table:formula="of:=[Sheet2.C6]" office:value-type="string" office:string-value="AE8251" calcext:value-type="string">
            <text:p>AE8251</text:p>
          </table:table-cell>
          <table:table-cell table:formula="of:=[Sheet2.D6]" office:value-type="string" office:string-value="A78B59" calcext:value-type="string">
            <text:p>A78B59</text:p>
          </table:table-cell>
          <table:table-cell table:formula="of:=[Sheet2.C6]" office:value-type="string" office:string-value="AE8251" calcext:value-type="string">
            <text:p>AE8251</text:p>
          </table:table-cell>
          <table:table-cell table:formula="of:=[Sheet2.A6]" office:value-type="float" office:value="918877" calcext:value-type="float">
            <text:p>918877</text:p>
          </table:table-cell>
          <table:table-cell table:formula="of:=[Sheet2.E6]" office:value-type="string" office:string-value="A8996E" calcext:value-type="string">
            <text:p>A8996E</text:p>
          </table:table-cell>
          <table:table-cell table:formula="of:=[Sheet2.D6]" office:value-type="string" office:string-value="A78B59" calcext:value-type="string">
            <text:p>A78B59</text:p>
          </table:table-cell>
          <table:table-cell table:formula="of:=[Sheet2.C6]" office:value-type="string" office:string-value="AE8251" calcext:value-type="string">
            <text:p>AE8251</text:p>
          </table:table-cell>
          <table:table-cell table:formula="of:=[Sheet2.B6]" office:value-type="string" office:string-value="9B9365" calcext:value-type="string">
            <text:p>9B9365</text:p>
          </table:table-cell>
          <table:table-cell table:formula="of:=[Sheet2.C6]" office:value-type="string" office:string-value="AE8251" calcext:value-type="string">
            <text:p>AE8251</text:p>
          </table:table-cell>
          <table:table-cell table:formula="of:=[Sheet2.A6]" office:value-type="float" office:value="918877" calcext:value-type="float">
            <text:p>918877</text:p>
          </table:table-cell>
          <table:table-cell table:formula="of:=[Sheet2.C6]" office:value-type="string" office:string-value="AE8251" calcext:value-type="string">
            <text:p>AE8251</text:p>
          </table:table-cell>
          <table:table-cell table:formula="of:=[Sheet2.B6]" office:value-type="string" office:string-value="9B9365" calcext:value-type="string">
            <text:p>9B9365</text:p>
          </table:table-cell>
          <table:table-cell table:formula="of:=[Sheet2.E6]" office:value-type="string" office:string-value="A8996E" calcext:value-type="string">
            <text:p>A8996E</text:p>
          </table:table-cell>
          <table:table-cell table:formula="of:=[Sheet2.D6]" office:value-type="string" office:string-value="A78B59" calcext:value-type="string">
            <text:p>A78B59</text:p>
          </table:table-cell>
          <table:table-cell table:formula="of:=[Sheet2.D6]" office:value-type="string" office:string-value="A78B59" calcext:value-type="string">
            <text:p>A78B59</text:p>
          </table:table-cell>
        </table:table-row>
        <table:table-row table:style-name="ro1">
          <table:table-cell table:formula="of:=[Sheet2.B7]" office:value-type="string" office:string-value="AFAA6A" calcext:value-type="string">
            <text:p>AFAA6A</text:p>
          </table:table-cell>
          <table:table-cell table:formula="of:=[Sheet2.D7]" office:value-type="string" office:string-value="C89424" calcext:value-type="string">
            <text:p>C89424</text:p>
          </table:table-cell>
          <table:table-cell table:formula="of:=[Sheet2.E7]" office:value-type="string" office:string-value="899B75" calcext:value-type="string">
            <text:p>899B75</text:p>
          </table:table-cell>
          <table:table-cell table:formula="of:=[Sheet2.B7]" office:value-type="string" office:string-value="AFAA6A" calcext:value-type="string">
            <text:p>AFAA6A</text:p>
          </table:table-cell>
          <table:table-cell table:formula="of:=[Sheet2.C7]" office:value-type="string" office:string-value="B69C2B" calcext:value-type="string">
            <text:p>B69C2B</text:p>
          </table:table-cell>
          <table:table-cell table:formula="of:=[Sheet2.E7]" office:value-type="string" office:string-value="899B75" calcext:value-type="string">
            <text:p>899B75</text:p>
          </table:table-cell>
          <table:table-cell table:formula="of:=[Sheet2.A7]" office:value-type="string" office:string-value="A8B490" calcext:value-type="string">
            <text:p>A8B490</text:p>
          </table:table-cell>
          <table:table-cell table:formula="of:=[Sheet2.C7]" office:value-type="string" office:string-value="B69C2B" calcext:value-type="string">
            <text:p>B69C2B</text:p>
          </table:table-cell>
          <table:table-cell table:formula="of:=[Sheet2.D7]" office:value-type="string" office:string-value="C89424" calcext:value-type="string">
            <text:p>C89424</text:p>
          </table:table-cell>
          <table:table-cell table:formula="of:=[Sheet2.C7]" office:value-type="string" office:string-value="B69C2B" calcext:value-type="string">
            <text:p>B69C2B</text:p>
          </table:table-cell>
          <table:table-cell table:formula="of:=[Sheet2.A7]" office:value-type="string" office:string-value="A8B490" calcext:value-type="string">
            <text:p>A8B490</text:p>
          </table:table-cell>
          <table:table-cell table:formula="of:=[Sheet2.E7]" office:value-type="string" office:string-value="899B75" calcext:value-type="string">
            <text:p>899B75</text:p>
          </table:table-cell>
          <table:table-cell table:formula="of:=[Sheet2.D7]" office:value-type="string" office:string-value="C89424" calcext:value-type="string">
            <text:p>C89424</text:p>
          </table:table-cell>
          <table:table-cell table:formula="of:=[Sheet2.C7]" office:value-type="string" office:string-value="B69C2B" calcext:value-type="string">
            <text:p>B69C2B</text:p>
          </table:table-cell>
          <table:table-cell table:formula="of:=[Sheet2.B7]" office:value-type="string" office:string-value="AFAA6A" calcext:value-type="string">
            <text:p>AFAA6A</text:p>
          </table:table-cell>
          <table:table-cell table:formula="of:=[Sheet2.C7]" office:value-type="string" office:string-value="B69C2B" calcext:value-type="string">
            <text:p>B69C2B</text:p>
          </table:table-cell>
          <table:table-cell table:formula="of:=[Sheet2.A7]" office:value-type="string" office:string-value="A8B490" calcext:value-type="string">
            <text:p>A8B490</text:p>
          </table:table-cell>
          <table:table-cell table:formula="of:=[Sheet2.C7]" office:value-type="string" office:string-value="B69C2B" calcext:value-type="string">
            <text:p>B69C2B</text:p>
          </table:table-cell>
          <table:table-cell table:formula="of:=[Sheet2.B7]" office:value-type="string" office:string-value="AFAA6A" calcext:value-type="string">
            <text:p>AFAA6A</text:p>
          </table:table-cell>
          <table:table-cell table:formula="of:=[Sheet2.E7]" office:value-type="string" office:string-value="899B75" calcext:value-type="string">
            <text:p>899B75</text:p>
          </table:table-cell>
          <table:table-cell table:formula="of:=[Sheet2.D7]" office:value-type="string" office:string-value="C89424" calcext:value-type="string">
            <text:p>C89424</text:p>
          </table:table-cell>
          <table:table-cell table:formula="of:=[Sheet2.D7]" office:value-type="string" office:string-value="C89424" calcext:value-type="string">
            <text:p>C89424</text:p>
          </table:table-cell>
        </table:table-row>
        <table:table-row table:style-name="ro1">
          <table:table-cell table:formula="of:=[Sheet2.B8]" office:value-type="string" office:string-value="BEAED2" calcext:value-type="string">
            <text:p>BEAED2</text:p>
          </table:table-cell>
          <table:table-cell table:formula="of:=[Sheet2.D8]" office:value-type="string" office:string-value="8192BD" calcext:value-type="string">
            <text:p>8192BD</text:p>
          </table:table-cell>
          <table:table-cell table:formula="of:=[Sheet2.E8]" office:value-type="string" office:string-value="73616F" calcext:value-type="string">
            <text:p>73616F</text:p>
          </table:table-cell>
          <table:table-cell table:formula="of:=[Sheet2.B8]" office:value-type="string" office:string-value="BEAED2" calcext:value-type="string">
            <text:p>BEAED2</text:p>
          </table:table-cell>
          <table:table-cell table:formula="of:=[Sheet2.C8]" office:value-type="string" office:string-value="B89CA8" calcext:value-type="string">
            <text:p>B89CA8</text:p>
          </table:table-cell>
          <table:table-cell table:formula="of:=[Sheet2.E8]" office:value-type="string" office:string-value="73616F" calcext:value-type="string">
            <text:p>73616F</text:p>
          </table:table-cell>
          <table:table-cell table:formula="of:=[Sheet2.A8]" office:value-type="string" office:string-value="ABC5F5" calcext:value-type="string">
            <text:p>ABC5F5</text:p>
          </table:table-cell>
          <table:table-cell table:formula="of:=[Sheet2.C8]" office:value-type="string" office:string-value="B89CA8" calcext:value-type="string">
            <text:p>B89CA8</text:p>
          </table:table-cell>
          <table:table-cell table:formula="of:=[Sheet2.D8]" office:value-type="string" office:string-value="8192BD" calcext:value-type="string">
            <text:p>8192BD</text:p>
          </table:table-cell>
          <table:table-cell table:formula="of:=[Sheet2.C8]" office:value-type="string" office:string-value="B89CA8" calcext:value-type="string">
            <text:p>B89CA8</text:p>
          </table:table-cell>
          <table:table-cell table:formula="of:=[Sheet2.A8]" office:value-type="string" office:string-value="ABC5F5" calcext:value-type="string">
            <text:p>ABC5F5</text:p>
          </table:table-cell>
          <table:table-cell table:formula="of:=[Sheet2.E8]" office:value-type="string" office:string-value="73616F" calcext:value-type="string">
            <text:p>73616F</text:p>
          </table:table-cell>
          <table:table-cell table:formula="of:=[Sheet2.D8]" office:value-type="string" office:string-value="8192BD" calcext:value-type="string">
            <text:p>8192BD</text:p>
          </table:table-cell>
          <table:table-cell table:formula="of:=[Sheet2.C8]" office:value-type="string" office:string-value="B89CA8" calcext:value-type="string">
            <text:p>B89CA8</text:p>
          </table:table-cell>
          <table:table-cell table:formula="of:=[Sheet2.B8]" office:value-type="string" office:string-value="BEAED2" calcext:value-type="string">
            <text:p>BEAED2</text:p>
          </table:table-cell>
          <table:table-cell table:formula="of:=[Sheet2.C8]" office:value-type="string" office:string-value="B89CA8" calcext:value-type="string">
            <text:p>B89CA8</text:p>
          </table:table-cell>
          <table:table-cell table:formula="of:=[Sheet2.A8]" office:value-type="string" office:string-value="ABC5F5" calcext:value-type="string">
            <text:p>ABC5F5</text:p>
          </table:table-cell>
          <table:table-cell table:formula="of:=[Sheet2.C8]" office:value-type="string" office:string-value="B89CA8" calcext:value-type="string">
            <text:p>B89CA8</text:p>
          </table:table-cell>
          <table:table-cell table:formula="of:=[Sheet2.B8]" office:value-type="string" office:string-value="BEAED2" calcext:value-type="string">
            <text:p>BEAED2</text:p>
          </table:table-cell>
          <table:table-cell table:formula="of:=[Sheet2.E8]" office:value-type="string" office:string-value="73616F" calcext:value-type="string">
            <text:p>73616F</text:p>
          </table:table-cell>
          <table:table-cell table:formula="of:=[Sheet2.D8]" office:value-type="string" office:string-value="8192BD" calcext:value-type="string">
            <text:p>8192BD</text:p>
          </table:table-cell>
          <table:table-cell table:formula="of:=[Sheet2.D8]" office:value-type="string" office:string-value="8192BD" calcext:value-type="string">
            <text:p>8192BD</text:p>
          </table:table-cell>
        </table:table-row>
        <table:table-row table:style-name="ro1">
          <table:table-cell table:formula="of:=[Sheet2.B9]" office:value-type="string" office:string-value="CBC2BB" calcext:value-type="string">
            <text:p>CBC2BB</text:p>
          </table:table-cell>
          <table:table-cell table:formula="of:=[Sheet2.D9]" office:value-type="string" office:string-value="A0917C" calcext:value-type="string">
            <text:p>A0917C</text:p>
          </table:table-cell>
          <table:table-cell table:formula="of:=[Sheet2.E9]" office:value-type="string" office:string-value="6A6B6D" calcext:value-type="string">
            <text:p>6A6B6D</text:p>
          </table:table-cell>
          <table:table-cell table:formula="of:=[Sheet2.B9]" office:value-type="string" office:string-value="CBC2BB" calcext:value-type="string">
            <text:p>CBC2BB</text:p>
          </table:table-cell>
          <table:table-cell table:formula="of:=[Sheet2.C9]" office:value-type="string" office:string-value="C0B0A1" calcext:value-type="string">
            <text:p>C0B0A1</text:p>
          </table:table-cell>
          <table:table-cell table:formula="of:=[Sheet2.E9]" office:value-type="string" office:string-value="6A6B6D" calcext:value-type="string">
            <text:p>6A6B6D</text:p>
          </table:table-cell>
          <table:table-cell table:formula="of:=[Sheet2.A9]" office:value-type="string" office:string-value="CFD3D6" calcext:value-type="string">
            <text:p>CFD3D6</text:p>
          </table:table-cell>
          <table:table-cell table:formula="of:=[Sheet2.C9]" office:value-type="string" office:string-value="C0B0A1" calcext:value-type="string">
            <text:p>C0B0A1</text:p>
          </table:table-cell>
          <table:table-cell table:formula="of:=[Sheet2.D9]" office:value-type="string" office:string-value="A0917C" calcext:value-type="string">
            <text:p>A0917C</text:p>
          </table:table-cell>
          <table:table-cell table:formula="of:=[Sheet2.C9]" office:value-type="string" office:string-value="C0B0A1" calcext:value-type="string">
            <text:p>C0B0A1</text:p>
          </table:table-cell>
          <table:table-cell table:formula="of:=[Sheet2.A9]" office:value-type="string" office:string-value="CFD3D6" calcext:value-type="string">
            <text:p>CFD3D6</text:p>
          </table:table-cell>
          <table:table-cell table:formula="of:=[Sheet2.E9]" office:value-type="string" office:string-value="6A6B6D" calcext:value-type="string">
            <text:p>6A6B6D</text:p>
          </table:table-cell>
          <table:table-cell table:formula="of:=[Sheet2.D9]" office:value-type="string" office:string-value="A0917C" calcext:value-type="string">
            <text:p>A0917C</text:p>
          </table:table-cell>
          <table:table-cell table:formula="of:=[Sheet2.C9]" office:value-type="string" office:string-value="C0B0A1" calcext:value-type="string">
            <text:p>C0B0A1</text:p>
          </table:table-cell>
          <table:table-cell table:formula="of:=[Sheet2.B9]" office:value-type="string" office:string-value="CBC2BB" calcext:value-type="string">
            <text:p>CBC2BB</text:p>
          </table:table-cell>
          <table:table-cell table:formula="of:=[Sheet2.C9]" office:value-type="string" office:string-value="C0B0A1" calcext:value-type="string">
            <text:p>C0B0A1</text:p>
          </table:table-cell>
          <table:table-cell table:formula="of:=[Sheet2.A9]" office:value-type="string" office:string-value="CFD3D6" calcext:value-type="string">
            <text:p>CFD3D6</text:p>
          </table:table-cell>
          <table:table-cell table:formula="of:=[Sheet2.C9]" office:value-type="string" office:string-value="C0B0A1" calcext:value-type="string">
            <text:p>C0B0A1</text:p>
          </table:table-cell>
          <table:table-cell table:formula="of:=[Sheet2.B9]" office:value-type="string" office:string-value="CBC2BB" calcext:value-type="string">
            <text:p>CBC2BB</text:p>
          </table:table-cell>
          <table:table-cell table:formula="of:=[Sheet2.E9]" office:value-type="string" office:string-value="6A6B6D" calcext:value-type="string">
            <text:p>6A6B6D</text:p>
          </table:table-cell>
          <table:table-cell table:formula="of:=[Sheet2.D9]" office:value-type="string" office:string-value="A0917C" calcext:value-type="string">
            <text:p>A0917C</text:p>
          </table:table-cell>
          <table:table-cell table:formula="of:=[Sheet2.D9]" office:value-type="string" office:string-value="A0917C" calcext:value-type="string">
            <text:p>A0917C</text:p>
          </table:table-cell>
        </table:table-row>
        <table:table-row table:style-name="ro1">
          <table:table-cell table:formula="of:=[Sheet2.B10]" office:value-type="string" office:string-value="80A9D9" calcext:value-type="string">
            <text:p>80A9D9</text:p>
          </table:table-cell>
          <table:table-cell table:formula="of:=[Sheet2.D10]" office:value-type="float" office:value="517559" calcext:value-type="float">
            <text:p>517559</text:p>
          </table:table-cell>
          <table:table-cell table:formula="of:=[Sheet2.E10]" office:value-type="string" office:string-value="394B57" calcext:value-type="string">
            <text:p>394B57</text:p>
          </table:table-cell>
          <table:table-cell table:formula="of:=[Sheet2.B10]" office:value-type="string" office:string-value="80A9D9" calcext:value-type="string">
            <text:p>80A9D9</text:p>
          </table:table-cell>
          <table:table-cell table:formula="of:=[Sheet2.C10]" office:value-type="string" office:string-value="588EA3" calcext:value-type="string">
            <text:p>588EA3</text:p>
          </table:table-cell>
          <table:table-cell table:formula="of:=[Sheet2.E10]" office:value-type="string" office:string-value="394B57" calcext:value-type="string">
            <text:p>394B57</text:p>
          </table:table-cell>
          <table:table-cell table:formula="of:=[Sheet2.A10]" office:value-type="string" office:string-value="BED9FA" calcext:value-type="string">
            <text:p>BED9FA</text:p>
          </table:table-cell>
          <table:table-cell table:formula="of:=[Sheet2.C10]" office:value-type="string" office:string-value="588EA3" calcext:value-type="string">
            <text:p>588EA3</text:p>
          </table:table-cell>
          <table:table-cell table:formula="of:=[Sheet2.D10]" office:value-type="float" office:value="517559" calcext:value-type="float">
            <text:p>517559</text:p>
          </table:table-cell>
          <table:table-cell table:formula="of:=[Sheet2.C10]" office:value-type="string" office:string-value="588EA3" calcext:value-type="string">
            <text:p>588EA3</text:p>
          </table:table-cell>
          <table:table-cell table:formula="of:=[Sheet2.A10]" office:value-type="string" office:string-value="BED9FA" calcext:value-type="string">
            <text:p>BED9FA</text:p>
          </table:table-cell>
          <table:table-cell table:formula="of:=[Sheet2.E10]" office:value-type="string" office:string-value="394B57" calcext:value-type="string">
            <text:p>394B57</text:p>
          </table:table-cell>
          <table:table-cell table:formula="of:=[Sheet2.D10]" office:value-type="float" office:value="517559" calcext:value-type="float">
            <text:p>517559</text:p>
          </table:table-cell>
          <table:table-cell table:formula="of:=[Sheet2.C10]" office:value-type="string" office:string-value="588EA3" calcext:value-type="string">
            <text:p>588EA3</text:p>
          </table:table-cell>
          <table:table-cell table:formula="of:=[Sheet2.B10]" office:value-type="string" office:string-value="80A9D9" calcext:value-type="string">
            <text:p>80A9D9</text:p>
          </table:table-cell>
          <table:table-cell table:formula="of:=[Sheet2.C10]" office:value-type="string" office:string-value="588EA3" calcext:value-type="string">
            <text:p>588EA3</text:p>
          </table:table-cell>
          <table:table-cell table:formula="of:=[Sheet2.A10]" office:value-type="string" office:string-value="BED9FA" calcext:value-type="string">
            <text:p>BED9FA</text:p>
          </table:table-cell>
          <table:table-cell table:formula="of:=[Sheet2.C10]" office:value-type="string" office:string-value="588EA3" calcext:value-type="string">
            <text:p>588EA3</text:p>
          </table:table-cell>
          <table:table-cell table:formula="of:=[Sheet2.B10]" office:value-type="string" office:string-value="80A9D9" calcext:value-type="string">
            <text:p>80A9D9</text:p>
          </table:table-cell>
          <table:table-cell table:formula="of:=[Sheet2.E10]" office:value-type="string" office:string-value="394B57" calcext:value-type="string">
            <text:p>394B57</text:p>
          </table:table-cell>
          <table:table-cell table:formula="of:=[Sheet2.D10]" office:value-type="float" office:value="517559" calcext:value-type="float">
            <text:p>517559</text:p>
          </table:table-cell>
          <table:table-cell table:formula="of:=[Sheet2.D10]" office:value-type="float" office:value="517559" calcext:value-type="float">
            <text:p>517559</text:p>
          </table:table-cell>
        </table:table-row>
        <table:table-row table:style-name="ro1">
          <table:table-cell table:formula="of:=[Sheet2.B11]" office:value-type="string" office:string-value="81B8A5" calcext:value-type="string">
            <text:p>81B8A5</text:p>
          </table:table-cell>
          <table:table-cell table:formula="of:=[Sheet2.D11]" office:value-type="string" office:string-value="7F7A5D" calcext:value-type="string">
            <text:p>7F7A5D</text:p>
          </table:table-cell>
          <table:table-cell table:formula="of:=[Sheet2.E11]" office:value-type="float" office:value="504026" calcext:value-type="float">
            <text:p>504026</text:p>
          </table:table-cell>
          <table:table-cell table:formula="of:=[Sheet2.B11]" office:value-type="string" office:string-value="81B8A5" calcext:value-type="string">
            <text:p>81B8A5</text:p>
          </table:table-cell>
          <table:table-cell table:formula="of:=[Sheet2.C11]" office:value-type="string" office:string-value="5DA097" calcext:value-type="string">
            <text:p>5DA097</text:p>
          </table:table-cell>
          <table:table-cell table:formula="of:=[Sheet2.E11]" office:value-type="float" office:value="504026" calcext:value-type="float">
            <text:p>504026</text:p>
          </table:table-cell>
          <table:table-cell table:formula="of:=[Sheet2.A11]" office:value-type="string" office:string-value="97C0B0" calcext:value-type="string">
            <text:p>97C0B0</text:p>
          </table:table-cell>
          <table:table-cell table:formula="of:=[Sheet2.C11]" office:value-type="string" office:string-value="5DA097" calcext:value-type="string">
            <text:p>5DA097</text:p>
          </table:table-cell>
          <table:table-cell table:formula="of:=[Sheet2.D11]" office:value-type="string" office:string-value="7F7A5D" calcext:value-type="string">
            <text:p>7F7A5D</text:p>
          </table:table-cell>
          <table:table-cell table:formula="of:=[Sheet2.C11]" office:value-type="string" office:string-value="5DA097" calcext:value-type="string">
            <text:p>5DA097</text:p>
          </table:table-cell>
          <table:table-cell table:formula="of:=[Sheet2.A11]" office:value-type="string" office:string-value="97C0B0" calcext:value-type="string">
            <text:p>97C0B0</text:p>
          </table:table-cell>
          <table:table-cell table:formula="of:=[Sheet2.E11]" office:value-type="float" office:value="504026" calcext:value-type="float">
            <text:p>504026</text:p>
          </table:table-cell>
          <table:table-cell table:formula="of:=[Sheet2.D11]" office:value-type="string" office:string-value="7F7A5D" calcext:value-type="string">
            <text:p>7F7A5D</text:p>
          </table:table-cell>
          <table:table-cell table:formula="of:=[Sheet2.C11]" office:value-type="string" office:string-value="5DA097" calcext:value-type="string">
            <text:p>5DA097</text:p>
          </table:table-cell>
          <table:table-cell table:formula="of:=[Sheet2.B11]" office:value-type="string" office:string-value="81B8A5" calcext:value-type="string">
            <text:p>81B8A5</text:p>
          </table:table-cell>
          <table:table-cell table:formula="of:=[Sheet2.C11]" office:value-type="string" office:string-value="5DA097" calcext:value-type="string">
            <text:p>5DA097</text:p>
          </table:table-cell>
          <table:table-cell table:formula="of:=[Sheet2.A11]" office:value-type="string" office:string-value="97C0B0" calcext:value-type="string">
            <text:p>97C0B0</text:p>
          </table:table-cell>
          <table:table-cell table:formula="of:=[Sheet2.C11]" office:value-type="string" office:string-value="5DA097" calcext:value-type="string">
            <text:p>5DA097</text:p>
          </table:table-cell>
          <table:table-cell table:formula="of:=[Sheet2.B11]" office:value-type="string" office:string-value="81B8A5" calcext:value-type="string">
            <text:p>81B8A5</text:p>
          </table:table-cell>
          <table:table-cell table:formula="of:=[Sheet2.E11]" office:value-type="float" office:value="504026" calcext:value-type="float">
            <text:p>504026</text:p>
          </table:table-cell>
          <table:table-cell table:formula="of:=[Sheet2.D11]" office:value-type="string" office:string-value="7F7A5D" calcext:value-type="string">
            <text:p>7F7A5D</text:p>
          </table:table-cell>
          <table:table-cell table:formula="of:=[Sheet2.D11]" office:value-type="string" office:string-value="7F7A5D" calcext:value-type="string">
            <text:p>7F7A5D</text:p>
          </table:table-cell>
        </table:table-row>
        <table:table-row table:style-name="ro1">
          <table:table-cell table:formula="of:=[Sheet2.B12]" office:value-type="string" office:string-value="8FB1D7" calcext:value-type="string">
            <text:p>8FB1D7</text:p>
          </table:table-cell>
          <table:table-cell table:formula="of:=[Sheet2.D12]" office:value-type="string" office:string-value="63662F" calcext:value-type="string">
            <text:p>63662F</text:p>
          </table:table-cell>
          <table:table-cell table:formula="of:=[Sheet2.E12]" office:value-type="string" office:string-value="302D02" calcext:value-type="string">
            <text:p>302D02</text:p>
          </table:table-cell>
          <table:table-cell table:formula="of:=[Sheet2.B12]" office:value-type="string" office:string-value="8FB1D7" calcext:value-type="string">
            <text:p>8FB1D7</text:p>
          </table:table-cell>
          <table:table-cell table:formula="of:=[Sheet2.C12]" office:value-type="string" office:string-value="75A16A" calcext:value-type="string">
            <text:p>75A16A</text:p>
          </table:table-cell>
          <table:table-cell table:formula="of:=[Sheet2.E12]" office:value-type="string" office:string-value="302D02" calcext:value-type="string">
            <text:p>302D02</text:p>
          </table:table-cell>
          <table:table-cell table:formula="of:=[Sheet2.A12]" office:value-type="string" office:string-value="A2C7E4" calcext:value-type="string">
            <text:p>A2C7E4</text:p>
          </table:table-cell>
          <table:table-cell table:formula="of:=[Sheet2.C12]" office:value-type="string" office:string-value="75A16A" calcext:value-type="string">
            <text:p>75A16A</text:p>
          </table:table-cell>
          <table:table-cell table:formula="of:=[Sheet2.D12]" office:value-type="string" office:string-value="63662F" calcext:value-type="string">
            <text:p>63662F</text:p>
          </table:table-cell>
          <table:table-cell table:formula="of:=[Sheet2.C12]" office:value-type="string" office:string-value="75A16A" calcext:value-type="string">
            <text:p>75A16A</text:p>
          </table:table-cell>
          <table:table-cell table:formula="of:=[Sheet2.A12]" office:value-type="string" office:string-value="A2C7E4" calcext:value-type="string">
            <text:p>A2C7E4</text:p>
          </table:table-cell>
          <table:table-cell table:formula="of:=[Sheet2.E12]" office:value-type="string" office:string-value="302D02" calcext:value-type="string">
            <text:p>302D02</text:p>
          </table:table-cell>
          <table:table-cell table:formula="of:=[Sheet2.D12]" office:value-type="string" office:string-value="63662F" calcext:value-type="string">
            <text:p>63662F</text:p>
          </table:table-cell>
          <table:table-cell table:formula="of:=[Sheet2.C12]" office:value-type="string" office:string-value="75A16A" calcext:value-type="string">
            <text:p>75A16A</text:p>
          </table:table-cell>
          <table:table-cell table:formula="of:=[Sheet2.B12]" office:value-type="string" office:string-value="8FB1D7" calcext:value-type="string">
            <text:p>8FB1D7</text:p>
          </table:table-cell>
          <table:table-cell table:formula="of:=[Sheet2.C12]" office:value-type="string" office:string-value="75A16A" calcext:value-type="string">
            <text:p>75A16A</text:p>
          </table:table-cell>
          <table:table-cell table:formula="of:=[Sheet2.A12]" office:value-type="string" office:string-value="A2C7E4" calcext:value-type="string">
            <text:p>A2C7E4</text:p>
          </table:table-cell>
          <table:table-cell table:formula="of:=[Sheet2.C12]" office:value-type="string" office:string-value="75A16A" calcext:value-type="string">
            <text:p>75A16A</text:p>
          </table:table-cell>
          <table:table-cell table:formula="of:=[Sheet2.B12]" office:value-type="string" office:string-value="8FB1D7" calcext:value-type="string">
            <text:p>8FB1D7</text:p>
          </table:table-cell>
          <table:table-cell table:formula="of:=[Sheet2.E12]" office:value-type="string" office:string-value="302D02" calcext:value-type="string">
            <text:p>302D02</text:p>
          </table:table-cell>
          <table:table-cell table:formula="of:=[Sheet2.D12]" office:value-type="string" office:string-value="63662F" calcext:value-type="string">
            <text:p>63662F</text:p>
          </table:table-cell>
          <table:table-cell table:formula="of:=[Sheet2.D12]" office:value-type="string" office:string-value="63662F" calcext:value-type="string">
            <text:p>63662F</text:p>
          </table:table-cell>
        </table:table-row>
        <table:table-row table:style-name="ro1">
          <table:table-cell table:formula="of:=[Sheet2.B13]" office:value-type="string" office:string-value="D1456C" calcext:value-type="string">
            <text:p>D1456C</text:p>
          </table:table-cell>
          <table:table-cell table:formula="of:=[Sheet2.D13]" office:value-type="string" office:string-value="6F7068" calcext:value-type="string">
            <text:p>6F7068</text:p>
          </table:table-cell>
          <table:table-cell table:formula="of:=[Sheet2.E13]" office:value-type="string" office:string-value="444B51" calcext:value-type="string">
            <text:p>444B51</text:p>
          </table:table-cell>
          <table:table-cell table:formula="of:=[Sheet2.B13]" office:value-type="string" office:string-value="D1456C" calcext:value-type="string">
            <text:p>D1456C</text:p>
          </table:table-cell>
          <table:table-cell table:formula="of:=[Sheet2.C13]" office:value-type="string" office:string-value="AEA9A3" calcext:value-type="string">
            <text:p>AEA9A3</text:p>
          </table:table-cell>
          <table:table-cell table:formula="of:=[Sheet2.E13]" office:value-type="string" office:string-value="444B51" calcext:value-type="string">
            <text:p>444B51</text:p>
          </table:table-cell>
          <table:table-cell table:formula="of:=[Sheet2.A13]" office:value-type="string" office:string-value="9F2440" calcext:value-type="string">
            <text:p>9F2440</text:p>
          </table:table-cell>
          <table:table-cell table:formula="of:=[Sheet2.C13]" office:value-type="string" office:string-value="AEA9A3" calcext:value-type="string">
            <text:p>AEA9A3</text:p>
          </table:table-cell>
          <table:table-cell table:formula="of:=[Sheet2.D13]" office:value-type="string" office:string-value="6F7068" calcext:value-type="string">
            <text:p>6F7068</text:p>
          </table:table-cell>
          <table:table-cell table:formula="of:=[Sheet2.C13]" office:value-type="string" office:string-value="AEA9A3" calcext:value-type="string">
            <text:p>AEA9A3</text:p>
          </table:table-cell>
          <table:table-cell table:formula="of:=[Sheet2.A13]" office:value-type="string" office:string-value="9F2440" calcext:value-type="string">
            <text:p>9F2440</text:p>
          </table:table-cell>
          <table:table-cell table:formula="of:=[Sheet2.E13]" office:value-type="string" office:string-value="444B51" calcext:value-type="string">
            <text:p>444B51</text:p>
          </table:table-cell>
          <table:table-cell table:formula="of:=[Sheet2.D13]" office:value-type="string" office:string-value="6F7068" calcext:value-type="string">
            <text:p>6F7068</text:p>
          </table:table-cell>
          <table:table-cell table:formula="of:=[Sheet2.C13]" office:value-type="string" office:string-value="AEA9A3" calcext:value-type="string">
            <text:p>AEA9A3</text:p>
          </table:table-cell>
          <table:table-cell table:formula="of:=[Sheet2.B13]" office:value-type="string" office:string-value="D1456C" calcext:value-type="string">
            <text:p>D1456C</text:p>
          </table:table-cell>
          <table:table-cell table:formula="of:=[Sheet2.C13]" office:value-type="string" office:string-value="AEA9A3" calcext:value-type="string">
            <text:p>AEA9A3</text:p>
          </table:table-cell>
          <table:table-cell table:formula="of:=[Sheet2.A13]" office:value-type="string" office:string-value="9F2440" calcext:value-type="string">
            <text:p>9F2440</text:p>
          </table:table-cell>
          <table:table-cell table:formula="of:=[Sheet2.C13]" office:value-type="string" office:string-value="AEA9A3" calcext:value-type="string">
            <text:p>AEA9A3</text:p>
          </table:table-cell>
          <table:table-cell table:formula="of:=[Sheet2.B13]" office:value-type="string" office:string-value="D1456C" calcext:value-type="string">
            <text:p>D1456C</text:p>
          </table:table-cell>
          <table:table-cell table:formula="of:=[Sheet2.E13]" office:value-type="string" office:string-value="444B51" calcext:value-type="string">
            <text:p>444B51</text:p>
          </table:table-cell>
          <table:table-cell table:formula="of:=[Sheet2.D13]" office:value-type="string" office:string-value="6F7068" calcext:value-type="string">
            <text:p>6F7068</text:p>
          </table:table-cell>
          <table:table-cell table:formula="of:=[Sheet2.D13]" office:value-type="string" office:string-value="6F7068" calcext:value-type="string">
            <text:p>6F7068</text:p>
          </table:table-cell>
        </table:table-row>
        <table:table-row table:style-name="ro1">
          <table:table-cell table:formula="of:=[Sheet2.B14]" office:value-type="string" office:string-value="D87268" calcext:value-type="string">
            <text:p>D87268</text:p>
          </table:table-cell>
          <table:table-cell table:formula="of:=[Sheet2.D14]" office:value-type="string" office:string-value="AB9F90" calcext:value-type="string">
            <text:p>AB9F90</text:p>
          </table:table-cell>
          <table:table-cell table:formula="of:=[Sheet2.E14]" office:value-type="string" office:string-value="357B75" calcext:value-type="string">
            <text:p>357B75</text:p>
          </table:table-cell>
          <table:table-cell table:formula="of:=[Sheet2.B14]" office:value-type="string" office:string-value="D87268" calcext:value-type="string">
            <text:p>D87268</text:p>
          </table:table-cell>
          <table:table-cell table:formula="of:=[Sheet2.C14]" office:value-type="string" office:string-value="BFB09D" calcext:value-type="string">
            <text:p>BFB09D</text:p>
          </table:table-cell>
          <table:table-cell table:formula="of:=[Sheet2.E14]" office:value-type="string" office:string-value="357B75" calcext:value-type="string">
            <text:p>357B75</text:p>
          </table:table-cell>
          <table:table-cell table:formula="of:=[Sheet2.A14]" office:value-type="float" office:value="776758" calcext:value-type="float">
            <text:p>776758</text:p>
          </table:table-cell>
          <table:table-cell table:formula="of:=[Sheet2.C14]" office:value-type="string" office:string-value="BFB09D" calcext:value-type="string">
            <text:p>BFB09D</text:p>
          </table:table-cell>
          <table:table-cell table:formula="of:=[Sheet2.D14]" office:value-type="string" office:string-value="AB9F90" calcext:value-type="string">
            <text:p>AB9F90</text:p>
          </table:table-cell>
          <table:table-cell table:formula="of:=[Sheet2.C14]" office:value-type="string" office:string-value="BFB09D" calcext:value-type="string">
            <text:p>BFB09D</text:p>
          </table:table-cell>
          <table:table-cell table:formula="of:=[Sheet2.A14]" office:value-type="float" office:value="776758" calcext:value-type="float">
            <text:p>776758</text:p>
          </table:table-cell>
          <table:table-cell table:formula="of:=[Sheet2.E14]" office:value-type="string" office:string-value="357B75" calcext:value-type="string">
            <text:p>357B75</text:p>
          </table:table-cell>
          <table:table-cell table:formula="of:=[Sheet2.D14]" office:value-type="string" office:string-value="AB9F90" calcext:value-type="string">
            <text:p>AB9F90</text:p>
          </table:table-cell>
          <table:table-cell table:formula="of:=[Sheet2.C14]" office:value-type="string" office:string-value="BFB09D" calcext:value-type="string">
            <text:p>BFB09D</text:p>
          </table:table-cell>
          <table:table-cell table:formula="of:=[Sheet2.B14]" office:value-type="string" office:string-value="D87268" calcext:value-type="string">
            <text:p>D87268</text:p>
          </table:table-cell>
          <table:table-cell table:formula="of:=[Sheet2.C14]" office:value-type="string" office:string-value="BFB09D" calcext:value-type="string">
            <text:p>BFB09D</text:p>
          </table:table-cell>
          <table:table-cell table:formula="of:=[Sheet2.A14]" office:value-type="float" office:value="776758" calcext:value-type="float">
            <text:p>776758</text:p>
          </table:table-cell>
          <table:table-cell table:formula="of:=[Sheet2.C14]" office:value-type="string" office:string-value="BFB09D" calcext:value-type="string">
            <text:p>BFB09D</text:p>
          </table:table-cell>
          <table:table-cell table:formula="of:=[Sheet2.B14]" office:value-type="string" office:string-value="D87268" calcext:value-type="string">
            <text:p>D87268</text:p>
          </table:table-cell>
          <table:table-cell table:formula="of:=[Sheet2.E14]" office:value-type="string" office:string-value="357B75" calcext:value-type="string">
            <text:p>357B75</text:p>
          </table:table-cell>
          <table:table-cell table:formula="of:=[Sheet2.D14]" office:value-type="string" office:string-value="AB9F90" calcext:value-type="string">
            <text:p>AB9F90</text:p>
          </table:table-cell>
          <table:table-cell table:formula="of:=[Sheet2.D14]" office:value-type="string" office:string-value="AB9F90" calcext:value-type="string">
            <text:p>AB9F90</text:p>
          </table:table-cell>
        </table:table-row>
        <table:table-row table:style-name="ro1">
          <table:table-cell table:formula="of:=[Sheet2.B15]" office:value-type="string" office:string-value="6A4A3C" calcext:value-type="string">
            <text:p>6A4A3C</text:p>
          </table:table-cell>
          <table:table-cell table:formula="of:=[Sheet2.D15]" office:value-type="string" office:string-value="EB6841" calcext:value-type="string">
            <text:p>EB6841</text:p>
          </table:table-cell>
          <table:table-cell table:formula="of:=[Sheet2.E15]" office:value-type="string" office:string-value="EDC951" calcext:value-type="string">
            <text:p>EDC951</text:p>
          </table:table-cell>
          <table:table-cell table:formula="of:=[Sheet2.B15]" office:value-type="string" office:string-value="6A4A3C" calcext:value-type="string">
            <text:p>6A4A3C</text:p>
          </table:table-cell>
          <table:table-cell table:formula="of:=[Sheet2.C15]" office:value-type="string" office:string-value="CC333F" calcext:value-type="string">
            <text:p>CC333F</text:p>
          </table:table-cell>
          <table:table-cell table:formula="of:=[Sheet2.E15]" office:value-type="string" office:string-value="EDC951" calcext:value-type="string">
            <text:p>EDC951</text:p>
          </table:table-cell>
          <table:table-cell table:formula="of:=[Sheet2.A15]" office:value-type="string" office:string-value="00A0B0" calcext:value-type="string">
            <text:p>00A0B0</text:p>
          </table:table-cell>
          <table:table-cell table:formula="of:=[Sheet2.C15]" office:value-type="string" office:string-value="CC333F" calcext:value-type="string">
            <text:p>CC333F</text:p>
          </table:table-cell>
          <table:table-cell table:formula="of:=[Sheet2.D15]" office:value-type="string" office:string-value="EB6841" calcext:value-type="string">
            <text:p>EB6841</text:p>
          </table:table-cell>
          <table:table-cell table:formula="of:=[Sheet2.C15]" office:value-type="string" office:string-value="CC333F" calcext:value-type="string">
            <text:p>CC333F</text:p>
          </table:table-cell>
          <table:table-cell table:formula="of:=[Sheet2.A15]" office:value-type="string" office:string-value="00A0B0" calcext:value-type="string">
            <text:p>00A0B0</text:p>
          </table:table-cell>
          <table:table-cell table:formula="of:=[Sheet2.E15]" office:value-type="string" office:string-value="EDC951" calcext:value-type="string">
            <text:p>EDC951</text:p>
          </table:table-cell>
          <table:table-cell table:formula="of:=[Sheet2.D15]" office:value-type="string" office:string-value="EB6841" calcext:value-type="string">
            <text:p>EB6841</text:p>
          </table:table-cell>
          <table:table-cell table:formula="of:=[Sheet2.C15]" office:value-type="string" office:string-value="CC333F" calcext:value-type="string">
            <text:p>CC333F</text:p>
          </table:table-cell>
          <table:table-cell table:formula="of:=[Sheet2.B15]" office:value-type="string" office:string-value="6A4A3C" calcext:value-type="string">
            <text:p>6A4A3C</text:p>
          </table:table-cell>
          <table:table-cell table:formula="of:=[Sheet2.C15]" office:value-type="string" office:string-value="CC333F" calcext:value-type="string">
            <text:p>CC333F</text:p>
          </table:table-cell>
          <table:table-cell table:formula="of:=[Sheet2.A15]" office:value-type="string" office:string-value="00A0B0" calcext:value-type="string">
            <text:p>00A0B0</text:p>
          </table:table-cell>
          <table:table-cell table:formula="of:=[Sheet2.C15]" office:value-type="string" office:string-value="CC333F" calcext:value-type="string">
            <text:p>CC333F</text:p>
          </table:table-cell>
          <table:table-cell table:formula="of:=[Sheet2.B15]" office:value-type="string" office:string-value="6A4A3C" calcext:value-type="string">
            <text:p>6A4A3C</text:p>
          </table:table-cell>
          <table:table-cell table:formula="of:=[Sheet2.E15]" office:value-type="string" office:string-value="EDC951" calcext:value-type="string">
            <text:p>EDC951</text:p>
          </table:table-cell>
          <table:table-cell table:formula="of:=[Sheet2.D15]" office:value-type="string" office:string-value="EB6841" calcext:value-type="string">
            <text:p>EB6841</text:p>
          </table:table-cell>
          <table:table-cell table:formula="of:=[Sheet2.D15]" office:value-type="string" office:string-value="EB6841" calcext:value-type="string">
            <text:p>EB6841</text:p>
          </table:table-cell>
        </table:table-row>
        <table:table-row table:style-name="ro1">
          <table:table-cell table:formula="of:=[Sheet2.B16]" office:value-type="string" office:string-value="A8DBA8" calcext:value-type="string">
            <text:p>A8DBA8</text:p>
          </table:table-cell>
          <table:table-cell table:formula="of:=[Sheet2.D16]" office:value-type="string" office:string-value="3B8686" calcext:value-type="string">
            <text:p>3B8686</text:p>
          </table:table-cell>
          <table:table-cell table:formula="of:=[Sheet2.E16]" office:value-type="string" office:string-value="0B486B" calcext:value-type="string">
            <text:p>0B486B</text:p>
          </table:table-cell>
          <table:table-cell table:formula="of:=[Sheet2.B16]" office:value-type="string" office:string-value="A8DBA8" calcext:value-type="string">
            <text:p>A8DBA8</text:p>
          </table:table-cell>
          <table:table-cell table:formula="of:=[Sheet2.C16]" office:value-type="string" office:string-value="79BD9A" calcext:value-type="string">
            <text:p>79BD9A</text:p>
          </table:table-cell>
          <table:table-cell table:formula="of:=[Sheet2.E16]" office:value-type="string" office:string-value="0B486B" calcext:value-type="string">
            <text:p>0B486B</text:p>
          </table:table-cell>
          <table:table-cell table:formula="of:=[Sheet2.A16]" office:value-type="string" office:string-value="CFF09E" calcext:value-type="string">
            <text:p>CFF09E</text:p>
          </table:table-cell>
          <table:table-cell table:formula="of:=[Sheet2.C16]" office:value-type="string" office:string-value="79BD9A" calcext:value-type="string">
            <text:p>79BD9A</text:p>
          </table:table-cell>
          <table:table-cell table:formula="of:=[Sheet2.D16]" office:value-type="string" office:string-value="3B8686" calcext:value-type="string">
            <text:p>3B8686</text:p>
          </table:table-cell>
          <table:table-cell table:formula="of:=[Sheet2.C16]" office:value-type="string" office:string-value="79BD9A" calcext:value-type="string">
            <text:p>79BD9A</text:p>
          </table:table-cell>
          <table:table-cell table:formula="of:=[Sheet2.A16]" office:value-type="string" office:string-value="CFF09E" calcext:value-type="string">
            <text:p>CFF09E</text:p>
          </table:table-cell>
          <table:table-cell table:formula="of:=[Sheet2.E16]" office:value-type="string" office:string-value="0B486B" calcext:value-type="string">
            <text:p>0B486B</text:p>
          </table:table-cell>
          <table:table-cell table:formula="of:=[Sheet2.D16]" office:value-type="string" office:string-value="3B8686" calcext:value-type="string">
            <text:p>3B8686</text:p>
          </table:table-cell>
          <table:table-cell table:formula="of:=[Sheet2.C16]" office:value-type="string" office:string-value="79BD9A" calcext:value-type="string">
            <text:p>79BD9A</text:p>
          </table:table-cell>
          <table:table-cell table:formula="of:=[Sheet2.B16]" office:value-type="string" office:string-value="A8DBA8" calcext:value-type="string">
            <text:p>A8DBA8</text:p>
          </table:table-cell>
          <table:table-cell table:formula="of:=[Sheet2.C16]" office:value-type="string" office:string-value="79BD9A" calcext:value-type="string">
            <text:p>79BD9A</text:p>
          </table:table-cell>
          <table:table-cell table:formula="of:=[Sheet2.A16]" office:value-type="string" office:string-value="CFF09E" calcext:value-type="string">
            <text:p>CFF09E</text:p>
          </table:table-cell>
          <table:table-cell table:formula="of:=[Sheet2.C16]" office:value-type="string" office:string-value="79BD9A" calcext:value-type="string">
            <text:p>79BD9A</text:p>
          </table:table-cell>
          <table:table-cell table:formula="of:=[Sheet2.B16]" office:value-type="string" office:string-value="A8DBA8" calcext:value-type="string">
            <text:p>A8DBA8</text:p>
          </table:table-cell>
          <table:table-cell table:formula="of:=[Sheet2.E16]" office:value-type="string" office:string-value="0B486B" calcext:value-type="string">
            <text:p>0B486B</text:p>
          </table:table-cell>
          <table:table-cell table:formula="of:=[Sheet2.D16]" office:value-type="string" office:string-value="3B8686" calcext:value-type="string">
            <text:p>3B8686</text:p>
          </table:table-cell>
          <table:table-cell table:formula="of:=[Sheet2.D16]" office:value-type="string" office:string-value="3B8686" calcext:value-type="string">
            <text:p>3B8686</text:p>
          </table:table-cell>
        </table:table-row>
        <table:table-row table:style-name="ro1">
          <table:table-cell table:formula="of:=[Sheet2.B17]" office:value-type="string" office:string-value="FF66A1" calcext:value-type="string">
            <text:p>FF66A1</text:p>
          </table:table-cell>
          <table:table-cell table:formula="of:=[Sheet2.D17]" office:value-type="string" office:string-value="FFBB94" calcext:value-type="string">
            <text:p>FFBB94</text:p>
          </table:table-cell>
          <table:table-cell table:formula="of:=[Sheet2.E17]" office:value-type="string" office:string-value="FFDF94" calcext:value-type="string">
            <text:p>FFDF94</text:p>
          </table:table-cell>
          <table:table-cell table:formula="of:=[Sheet2.B17]" office:value-type="string" office:string-value="FF66A1" calcext:value-type="string">
            <text:p>FF66A1</text:p>
          </table:table-cell>
          <table:table-cell table:formula="of:=[Sheet2.C17]" office:value-type="string" office:string-value="FF94A2" calcext:value-type="string">
            <text:p>FF94A2</text:p>
          </table:table-cell>
          <table:table-cell table:formula="of:=[Sheet2.E17]" office:value-type="string" office:string-value="FFDF94" calcext:value-type="string">
            <text:p>FFDF94</text:p>
          </table:table-cell>
          <table:table-cell table:formula="of:=[Sheet2.A17]" office:value-type="string" office:string-value="C466FF" calcext:value-type="string">
            <text:p>C466FF</text:p>
          </table:table-cell>
          <table:table-cell table:formula="of:=[Sheet2.C17]" office:value-type="string" office:string-value="FF94A2" calcext:value-type="string">
            <text:p>FF94A2</text:p>
          </table:table-cell>
          <table:table-cell table:formula="of:=[Sheet2.D17]" office:value-type="string" office:string-value="FFBB94" calcext:value-type="string">
            <text:p>FFBB94</text:p>
          </table:table-cell>
          <table:table-cell table:formula="of:=[Sheet2.C17]" office:value-type="string" office:string-value="FF94A2" calcext:value-type="string">
            <text:p>FF94A2</text:p>
          </table:table-cell>
          <table:table-cell table:formula="of:=[Sheet2.A17]" office:value-type="string" office:string-value="C466FF" calcext:value-type="string">
            <text:p>C466FF</text:p>
          </table:table-cell>
          <table:table-cell table:formula="of:=[Sheet2.E17]" office:value-type="string" office:string-value="FFDF94" calcext:value-type="string">
            <text:p>FFDF94</text:p>
          </table:table-cell>
          <table:table-cell table:formula="of:=[Sheet2.D17]" office:value-type="string" office:string-value="FFBB94" calcext:value-type="string">
            <text:p>FFBB94</text:p>
          </table:table-cell>
          <table:table-cell table:formula="of:=[Sheet2.C17]" office:value-type="string" office:string-value="FF94A2" calcext:value-type="string">
            <text:p>FF94A2</text:p>
          </table:table-cell>
          <table:table-cell table:formula="of:=[Sheet2.B17]" office:value-type="string" office:string-value="FF66A1" calcext:value-type="string">
            <text:p>FF66A1</text:p>
          </table:table-cell>
          <table:table-cell table:formula="of:=[Sheet2.C17]" office:value-type="string" office:string-value="FF94A2" calcext:value-type="string">
            <text:p>FF94A2</text:p>
          </table:table-cell>
          <table:table-cell table:formula="of:=[Sheet2.A17]" office:value-type="string" office:string-value="C466FF" calcext:value-type="string">
            <text:p>C466FF</text:p>
          </table:table-cell>
          <table:table-cell table:formula="of:=[Sheet2.C17]" office:value-type="string" office:string-value="FF94A2" calcext:value-type="string">
            <text:p>FF94A2</text:p>
          </table:table-cell>
          <table:table-cell table:formula="of:=[Sheet2.B17]" office:value-type="string" office:string-value="FF66A1" calcext:value-type="string">
            <text:p>FF66A1</text:p>
          </table:table-cell>
          <table:table-cell table:formula="of:=[Sheet2.E17]" office:value-type="string" office:string-value="FFDF94" calcext:value-type="string">
            <text:p>FFDF94</text:p>
          </table:table-cell>
          <table:table-cell table:formula="of:=[Sheet2.D17]" office:value-type="string" office:string-value="FFBB94" calcext:value-type="string">
            <text:p>FFBB94</text:p>
          </table:table-cell>
          <table:table-cell table:formula="of:=[Sheet2.D17]" office:value-type="string" office:string-value="FFBB94" calcext:value-type="string">
            <text:p>FFBB94</text:p>
          </table:table-cell>
        </table:table-row>
      </table:table>
      <table:table table:name="Sheet2" table:style-name="ta1">
        <table:table-column table:style-name="co4" table:number-columns-repeated="5" table:default-cell-style-name="ce1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hell</text:p>
          </table:table-cell>
          <table:table-cell table:style-name="Default" office:value-type="string" calcext:value-type="string">
            <text:p>fast hell</text:p>
          </table:table-cell>
          <table:table-cell table:style-name="Default" office:value-type="string" calcext:value-type="string">
            <text:p>mittel</text:p>
          </table:table-cell>
          <table:table-cell table:style-name="Default" office:value-type="string" calcext:value-type="string">
            <text:p>fast dunkel</text:p>
          </table:table-cell>
          <table:table-cell table:style-name="Default" office:value-type="string" calcext:value-type="string">
            <text:p>dunkel</text:p>
          </table:table-cell>
          <table:table-cell office:value-type="string" calcext:value-type="string">
            <text:p>palette nam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style-name="Default" office:value-type="string" calcext:value-type="string">
            <text:p>C3C5C2</text:p>
          </table:table-cell>
          <table:table-cell table:style-name="Default" office:value-type="string" calcext:value-type="string">
            <text:p>B99B67</text:p>
          </table:table-cell>
          <table:table-cell table:style-name="Default" office:value-type="float" office:value="115898" calcext:value-type="float">
            <text:p>115898</text:p>
          </table:table-cell>
          <table:table-cell table:style-name="Default" office:value-type="string" calcext:value-type="string">
            <text:p>A48E5C</text:p>
          </table:table-cell>
          <table:table-cell table:style-name="Default" office:value-type="string" calcext:value-type="string">
            <text:p>2D495E</text:p>
          </table:table-cell>
          <table:table-cell office:value-type="string" calcext:value-type="string">
            <text:p>juno</text:p>
          </table:table-cell>
          <table:table-cell/>
        </table:table-row>
        <table:table-row table:style-name="ro2">
          <table:table-cell office:value-type="string" calcext:value-type="string">
            <text:p>D0BD92</text:p>
          </table:table-cell>
          <table:table-cell office:value-type="string" calcext:value-type="string">
            <text:p>ABA195</text:p>
          </table:table-cell>
          <table:table-cell office:value-type="string" calcext:value-type="string">
            <text:p>A07D57</text:p>
          </table:table-cell>
          <table:table-cell office:value-type="float" office:value="575757" calcext:value-type="float">
            <text:p>575757</text:p>
          </table:table-cell>
          <table:table-cell office:value-type="string" calcext:value-type="string">
            <text:p>423D37</text:p>
          </table:table-cell>
          <table:table-cell office:value-type="string" calcext:value-type="string">
            <text:p>roger miller</text:p>
          </table:table-cell>
          <table:table-cell/>
        </table:table-row>
        <table:table-row table:style-name="ro2">
          <table:table-cell office:value-type="string" calcext:value-type="string">
            <text:p>BAA384</text:p>
          </table:table-cell>
          <table:table-cell office:value-type="string" calcext:value-type="string">
            <text:p>C89965</text:p>
          </table:table-cell>
          <table:table-cell office:value-type="string" calcext:value-type="string">
            <text:p>A77746</text:p>
          </table:table-cell>
          <table:table-cell office:value-type="string" calcext:value-type="string">
            <text:p>8C6546</text:p>
          </table:table-cell>
          <table:table-cell office:value-type="string" calcext:value-type="string">
            <text:p>61554B</text:p>
          </table:table-cell>
          <table:table-cell office:value-type="string" calcext:value-type="string">
            <text:p>who rang?</text:p>
          </table:table-cell>
          <table:table-cell/>
        </table:table-row>
        <table:table-row table:style-name="ro2">
          <table:table-cell office:value-type="string" calcext:value-type="string">
            <text:p>F0E9D5</text:p>
          </table:table-cell>
          <table:table-cell office:value-type="string" calcext:value-type="string">
            <text:p>DEDBC1</text:p>
          </table:table-cell>
          <table:table-cell office:value-type="string" calcext:value-type="string">
            <text:p>9BC4CF</text:p>
          </table:table-cell>
          <table:table-cell office:value-type="float" office:value="769299" calcext:value-type="float">
            <text:p>769299</text:p>
          </table:table-cell>
          <table:table-cell office:value-type="string" calcext:value-type="string">
            <text:p>7A6F61</text:p>
          </table:table-cell>
          <table:table-cell office:value-type="string" calcext:value-type="string">
            <text:p>She tells herself</text:p>
          </table:table-cell>
          <table:table-cell office:value-type="string" calcext:value-type="string">
            <text:p>http://www.colourlovers.com/palette/3367669/She_Tells_Herself</text:p>
          </table:table-cell>
        </table:table-row>
        <table:table-row table:style-name="ro2">
          <table:table-cell office:value-type="float" office:value="918877" calcext:value-type="float">
            <text:p>918877</text:p>
          </table:table-cell>
          <table:table-cell office:value-type="string" calcext:value-type="string">
            <text:p>9B9365</text:p>
          </table:table-cell>
          <table:table-cell office:value-type="string" calcext:value-type="string">
            <text:p>AE8251</text:p>
          </table:table-cell>
          <table:table-cell office:value-type="string" calcext:value-type="string">
            <text:p>A78B59</text:p>
          </table:table-cell>
          <table:table-cell office:value-type="string" calcext:value-type="string">
            <text:p>A8996E</text:p>
          </table:table-cell>
          <table:table-cell office:value-type="string" calcext:value-type="string">
            <text:p>Planet Pearl</text:p>
          </table:table-cell>
          <table:table-cell office:value-type="string" calcext:value-type="string">
            <text:p>http://www.colourlovers.com/palette/2575224/Planet_pearl?widths=1</text:p>
          </table:table-cell>
        </table:table-row>
        <table:table-row table:style-name="ro2">
          <table:table-cell office:value-type="string" calcext:value-type="string">
            <text:p>A8B490</text:p>
          </table:table-cell>
          <table:table-cell office:value-type="string" calcext:value-type="string">
            <text:p>AFAA6A</text:p>
          </table:table-cell>
          <table:table-cell office:value-type="string" calcext:value-type="string">
            <text:p>B69C2B</text:p>
          </table:table-cell>
          <table:table-cell office:value-type="string" calcext:value-type="string">
            <text:p>C89424</text:p>
          </table:table-cell>
          <table:table-cell office:value-type="string" calcext:value-type="string">
            <text:p>899B75</text:p>
          </table:table-cell>
          <table:table-cell office:value-type="string" calcext:value-type="string">
            <text:p>Party trick</text:p>
          </table:table-cell>
          <table:table-cell office:value-type="string" calcext:value-type="string">
            <text:p>http://www.colourlovers.com/palette/2613121/Party_trick?widths=1</text:p>
          </table:table-cell>
        </table:table-row>
        <table:table-row table:style-name="ro2">
          <table:table-cell office:value-type="string" calcext:value-type="string">
            <text:p>ABC5F5</text:p>
          </table:table-cell>
          <table:table-cell office:value-type="string" calcext:value-type="string">
            <text:p>BEAED2</text:p>
          </table:table-cell>
          <table:table-cell office:value-type="string" calcext:value-type="string">
            <text:p>B89CA8</text:p>
          </table:table-cell>
          <table:table-cell office:value-type="string" calcext:value-type="string">
            <text:p>8192BD</text:p>
          </table:table-cell>
          <table:table-cell office:value-type="string" calcext:value-type="string">
            <text:p>73616F</text:p>
          </table:table-cell>
          <table:table-cell office:value-type="string" calcext:value-type="string">
            <text:p>barbie soldier</text:p>
          </table:table-cell>
          <table:table-cell/>
        </table:table-row>
        <table:table-row table:style-name="ro2">
          <table:table-cell office:value-type="string" calcext:value-type="string">
            <text:p>CFD3D6</text:p>
          </table:table-cell>
          <table:table-cell office:value-type="string" calcext:value-type="string">
            <text:p>CBC2BB</text:p>
          </table:table-cell>
          <table:table-cell office:value-type="string" calcext:value-type="string">
            <text:p>C0B0A1</text:p>
          </table:table-cell>
          <table:table-cell office:value-type="string" calcext:value-type="string">
            <text:p>A0917C</text:p>
          </table:table-cell>
          <table:table-cell office:value-type="string" calcext:value-type="string">
            <text:p>6A6B6D</text:p>
          </table:table-cell>
          <table:table-cell office:value-type="string" calcext:value-type="string">
            <text:p>I'm a rocket</text:p>
          </table:table-cell>
          <table:table-cell/>
        </table:table-row>
        <table:table-row table:style-name="ro2">
          <table:table-cell office:value-type="string" calcext:value-type="string">
            <text:p>BED9FA</text:p>
          </table:table-cell>
          <table:table-cell office:value-type="string" calcext:value-type="string">
            <text:p>80A9D9</text:p>
          </table:table-cell>
          <table:table-cell office:value-type="string" calcext:value-type="string">
            <text:p>588EA3</text:p>
          </table:table-cell>
          <table:table-cell office:value-type="float" office:value="517559" calcext:value-type="float">
            <text:p>517559</text:p>
          </table:table-cell>
          <table:table-cell office:value-type="string" calcext:value-type="string">
            <text:p>394B57</text:p>
          </table:table-cell>
          <table:table-cell office:value-type="string" calcext:value-type="string">
            <text:p>verrazano</text:p>
          </table:table-cell>
          <table:table-cell/>
        </table:table-row>
        <table:table-row table:style-name="ro2">
          <table:table-cell office:value-type="string" calcext:value-type="string">
            <text:p>97C0B0</text:p>
          </table:table-cell>
          <table:table-cell office:value-type="string" calcext:value-type="string">
            <text:p>81B8A5</text:p>
          </table:table-cell>
          <table:table-cell office:value-type="string" calcext:value-type="string">
            <text:p>5DA097</text:p>
          </table:table-cell>
          <table:table-cell office:value-type="string" calcext:value-type="string">
            <text:p>7F7A5D</text:p>
          </table:table-cell>
          <table:table-cell office:value-type="float" office:value="504026" calcext:value-type="float">
            <text:p>504026</text:p>
          </table:table-cell>
          <table:table-cell office:value-type="string" calcext:value-type="string">
            <text:p>may</text:p>
          </table:table-cell>
          <table:table-cell/>
        </table:table-row>
        <table:table-row table:style-name="ro2">
          <table:table-cell office:value-type="string" calcext:value-type="string">
            <text:p>A2C7E4</text:p>
          </table:table-cell>
          <table:table-cell office:value-type="string" calcext:value-type="string">
            <text:p>8FB1D7</text:p>
          </table:table-cell>
          <table:table-cell office:value-type="string" calcext:value-type="string">
            <text:p>75A16A</text:p>
          </table:table-cell>
          <table:table-cell office:value-type="string" calcext:value-type="string">
            <text:p>63662F</text:p>
          </table:table-cell>
          <table:table-cell office:value-type="string" calcext:value-type="string">
            <text:p>302D02</text:p>
          </table:table-cell>
          <table:table-cell office:value-type="string" calcext:value-type="string">
            <text:p>brunnen</text:p>
          </table:table-cell>
          <table:table-cell/>
        </table:table-row>
        <table:table-row table:style-name="ro2">
          <table:table-cell office:value-type="string" calcext:value-type="string">
            <text:p>9F2440</text:p>
          </table:table-cell>
          <table:table-cell office:value-type="string" calcext:value-type="string">
            <text:p>D1456C</text:p>
          </table:table-cell>
          <table:table-cell office:value-type="string" calcext:value-type="string">
            <text:p>AEA9A3</text:p>
          </table:table-cell>
          <table:table-cell office:value-type="string" calcext:value-type="string">
            <text:p>6F7068</text:p>
          </table:table-cell>
          <table:table-cell office:value-type="string" calcext:value-type="string">
            <text:p>444B51</text:p>
          </table:table-cell>
          <table:table-cell office:value-type="string" calcext:value-type="string">
            <text:p>old prof's beard</text:p>
          </table:table-cell>
          <table:table-cell/>
        </table:table-row>
        <table:table-row table:style-name="ro2">
          <table:table-cell office:value-type="float" office:value="776758" calcext:value-type="float">
            <text:p>776758</text:p>
          </table:table-cell>
          <table:table-cell office:value-type="string" calcext:value-type="string">
            <text:p>D87268</text:p>
          </table:table-cell>
          <table:table-cell office:value-type="string" calcext:value-type="string">
            <text:p>BFB09D</text:p>
          </table:table-cell>
          <table:table-cell office:value-type="string" calcext:value-type="string">
            <text:p>AB9F90</text:p>
          </table:table-cell>
          <table:table-cell office:value-type="string" calcext:value-type="string">
            <text:p>357B75</text:p>
          </table:table-cell>
          <table:table-cell office:value-type="string" calcext:value-type="string">
            <text:p>Summer Thoughts</text:p>
          </table:table-cell>
          <table:table-cell office:value-type="string" calcext:value-type="string">
            <text:p>http://www.colourlovers.com/palette/3419289/Summer_Thoughts</text:p>
          </table:table-cell>
        </table:table-row>
        <table:table-row table:style-name="ro2">
          <table:table-cell office:value-type="string" calcext:value-type="string">
            <text:p>00A0B0</text:p>
          </table:table-cell>
          <table:table-cell office:value-type="string" calcext:value-type="string">
            <text:p>6A4A3C</text:p>
          </table:table-cell>
          <table:table-cell office:value-type="string" calcext:value-type="string">
            <text:p>CC333F</text:p>
          </table:table-cell>
          <table:table-cell office:value-type="string" calcext:value-type="string">
            <text:p>EB6841</text:p>
          </table:table-cell>
          <table:table-cell office:value-type="string" calcext:value-type="string">
            <text:p>EDC951</text:p>
          </table:table-cell>
          <table:table-cell office:value-type="string" calcext:value-type="string">
            <text:p>Ocean Five</text:p>
          </table:table-cell>
          <table:table-cell office:value-type="string" calcext:value-type="string">
            <text:p>http://www.colourlovers.com/palette/1473/Ocean_Five</text:p>
          </table:table-cell>
        </table:table-row>
        <table:table-row table:style-name="ro2">
          <table:table-cell office:value-type="string" calcext:value-type="string">
            <text:p>CFF09E</text:p>
          </table:table-cell>
          <table:table-cell office:value-type="string" calcext:value-type="string">
            <text:p>A8DBA8</text:p>
          </table:table-cell>
          <table:table-cell office:value-type="string" calcext:value-type="string">
            <text:p>79BD9A</text:p>
          </table:table-cell>
          <table:table-cell office:value-type="string" calcext:value-type="string">
            <text:p>3B8686</text:p>
          </table:table-cell>
          <table:table-cell office:value-type="string" calcext:value-type="string">
            <text:p>0B486B</text:p>
          </table:table-cell>
          <table:table-cell office:value-type="string" calcext:value-type="string">
            <text:p>Adrift in Dreams</text:p>
          </table:table-cell>
          <table:table-cell office:value-type="string" calcext:value-type="string">
            <text:p>http://www.colourlovers.com/palette/580974/Adrift_in_Dreams</text:p>
          </table:table-cell>
        </table:table-row>
        <table:table-row table:style-name="ro2">
          <table:table-cell office:value-type="string" calcext:value-type="string">
            <text:p>C466FF</text:p>
          </table:table-cell>
          <table:table-cell office:value-type="string" calcext:value-type="string">
            <text:p>FF66A1</text:p>
          </table:table-cell>
          <table:table-cell office:value-type="string" calcext:value-type="string">
            <text:p>FF94A2</text:p>
          </table:table-cell>
          <table:table-cell office:value-type="string" calcext:value-type="string">
            <text:p>FFBB94</text:p>
          </table:table-cell>
          <table:table-cell office:value-type="string" calcext:value-type="string">
            <text:p>FFDF94</text:p>
          </table:table-cell>
          <table:table-cell office:value-type="string" calcext:value-type="string">
            <text:p>Crazed Sick Girl</text:p>
          </table:table-cell>
          <table:table-cell office:value-type="string" calcext:value-type="string">
            <text:p>http://www.colourlovers.com/palette/3419313/Crazed_Sick_Gir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 style:data-style-name="N2" text:time-value="20:12:32.418070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3T21:13:13.570730572</dc:date>
    <meta:generator>LibreOffice/4.2.4.2$Linux_X86_64 LibreOffice_project/420m0$Build-2</meta:generator>
    <meta:editing-duration>PT27M</meta:editing-duration>
    <meta:editing-cycles>9</meta:editing-cycles>
    <meta:document-statistic meta:table-count="2" meta:cell-count="484" meta:object-count="0"/>
  </office:meta>
</office:document-meta>
</file>